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ubtitle">
      <style:text-properties fo:language="ru" fo:country="RU"/>
    </style:style>
    <style:style style:name="P2" style:family="paragraph" style:parent-style-name="Text_20_body">
      <style:text-properties fo:language="ru" fo:country="RU" officeooo:rsid="00039c1f" officeooo:paragraph-rsid="00039c1f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опросы</text:p>
      <text:p text:style-name="P2">1. Обращении по индексу к указателям на элементы, которые не являются контейнерами. Как это выглядит в области памяти?</text:p>
      <text:p text:style-name="P2">(В памяти хранятся биты, поэтому при смене типа указателя значение меняет тип?)</text:p>
      <text:p text:style-name="P2">2. </text:p>
      <text:p text:style-name="P2">#include &lt;iostream&gt;</text:p>
      <text:p text:style-name="P2"></text:p>
      <text:p text:style-name="P2">using namespace std;</text:p>
      <text:p text:style-name="P2"/>
      <text:p text:style-name="P2">int main()</text:p>
      <text:p text:style-name="P2">{</text:p>
      <text:p text:style-name="P2"><text:tab/><text:span text:style-name="T1">union</text:span></text:p>
      <text:p text:style-name="P2"><text:tab/>{</text:p>
      <text:p text:style-name="P2"><text:tab/><text:tab/>double d;</text:p>
      <text:p text:style-name="P2"><text:tab/><text:tab/>short int a[4];</text:p>
      <text:p text:style-name="P2"><text:tab/>};</text:p>
      <text:p text:style-name="P2"><text:tab/>d = 122.0;</text:p>
      <text:p text:style-name="P2"><text:tab/>HexadecimalDump(a[3]);</text:p>
      <text:p text:style-name="P2"><text:tab/>HexadecimalDump(a[2]);</text:p>
      <text:p text:style-name="P2"><text:tab/>HexadecimalDump(a[1]);</text:p>
      <text:p text:style-name="P2"><text:tab/>HexadecimalDump(a[0]);</text:p>
      <text:p text:style-name="P2"><text:tab/>cout &lt;&lt; endl;</text:p>
      <text:p text:style-name="P2"></text:p>
      <text:p text:style-name="P2"><text:tab/>return 0;</text:p>
      <text:p text:style-name="P2">}</text:p>
      <text:p text:style-name="P2">При использовании union объекты используют совместную область памяти. Как это выглядит в области памяти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rtem Pichugin</meta:initial-creator>
    <meta:creation-date>2023-12-06T12:21:59.101265613</meta:creation-date>
    <dc:date>2023-12-06T16:15:37.759415393</dc:date>
    <dc:creator>Artem Pichugin</dc:creator>
    <meta:editing-duration>PT3H53M39S</meta:editing-duration>
    <meta:editing-cycles>1</meta:editing-cycles>
    <meta:document-statistic meta:table-count="0" meta:image-count="0" meta:object-count="0" meta:page-count="1" meta:paragraph-count="24" meta:word-count="75" meta:character-count="546" meta:non-whitespace-character-count="460"/>
    <meta:generator>LibreOffice/7.5.8.2$Linux_X86_64 LibreOffice_project/50$Build-2</meta:generator>
  </office:meta>
</office:document-meta>
</file>